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6pt" officeooo:rsid="0010712a" officeooo:paragraph-rsid="0010712a" style:font-size-asian="16pt" style:font-size-complex="16pt"/>
    </style:style>
    <style:style style:name="P4" style:family="paragraph" style:parent-style-name="Standard" style:list-style-name="L1">
      <style:paragraph-properties fo:text-align="start" style:justify-single-word="false"/>
      <style:text-properties fo:font-size="16pt" style:font-size-asian="16pt" style:font-size-complex="16pt"/>
    </style:style>
    <style:style style:name="T1" style:family="text">
      <style:text-properties officeooo:rsid="000ec6a1"/>
    </style:style>
    <style:style style:name="T2" style:family="text">
      <style:text-properties officeooo:rsid="0010712a"/>
    </style:style>
    <style:style style:name="T3" style:family="text">
      <style:text-properties officeooo:rsid="00125d22"/>
    </style:style>
    <style:style style:name="T4" style:family="text">
      <style:text-properties officeooo:rsid="00138879"/>
    </style:style>
    <style:style style:name="T5" style:family="text">
      <style:text-properties officeooo:rsid="0014b67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enario <text:span text:style-name="T2">OpMon Lazuli</text:span></text:p>
      <text:p text:style-name="P1"/>
      <text:p text:style-name="P1">Version 1.<text:span text:style-name="T5">2</text:span> – <text:span text:style-name="T5">Octobre 2017</text:span></text:p>
      <text:p text:style-name="P1"/>
      <text:p text:style-name="P2">Arrivée dans le jeu, speech habituel du prof</text:p>
      <text:p text:style-name="P2">Apparition dans l<text:span text:style-name="T2">e salon, dispute avec la mère, elle vous explique que se n'est pas de sa faute mais qu'il faudra faire avec (le personnage sais de quoi elle parle mais pas encore vous) le personnage decide de fuguer</text:span></text:p>
      <text:p text:style-name="P2">Sortie <text:span text:style-name="T2">de la maison, le labo est fermé et quelqu'un bloque la route, vous avez comme seul possibilité d'aller voir le rival chez lui. </text:span></text:p>
      <text:p text:style-name="P3">Vous expliquer votre probleme au rival, il propose alors de vous heberger pendant un temps, vous decouvrez alors l'intrigue, votre mère a divorcer avec votre père, qui est rester vivre à votre ancienne maison, loin d'ici.</text:p>
      <text:p text:style-name="P3">Le père du rival entre, apres avoir pris connaisance du probleme, il nous invite à venir le voir au labo.</text:p>
      <text:p text:style-name="P2"><text:span text:style-name="T1">Donation</text:span> des starters</text:p>
      <text:p text:style-name="P2">Sortie <text:span text:style-name="T1">du laboratoire</text:span></text:p>
      <text:p text:style-name="P2">Combat entre rivaux</text:p>
      <text:p text:style-name="P3">Le rival vous dit que vous devriez aller voir votre père, situer à Euville.</text:p>
      <text:p text:style-name="P2">Route 1</text:p>
      <text:p text:style-name="P2"><text:span text:style-name="T2">Maison</text:span> Fermée : Il faut d'abord aller chercher le champion dans la Route 2 puis Forêt</text:p>
      <text:p text:style-name="P2">Fouille foret d'Euvi</text:p>
      <text:p text:style-name="P2"><text:span text:style-name="T2">Père</text:span> au bout, beaucoup de dresseurs</text:p>
      <text:p text:style-name="P3">Il vous parle de l'histoire de divorce, il explique que si vous arrivez à le battre, il essayera de repartir sur de bonnes bases avec vous. Il part et vous donne rendez vous à l'épreuve d'Euviville.</text:p>
      <text:p text:style-name="P2">Combat Premier <text:span text:style-name="T2">Epreuve</text:span> : Premier <text:span text:style-name="T2">trophée obtenu.</text:span></text:p>
      <text:p text:style-name="P2">Pont Euvimys : Pont avec hautes herbes et dresseurs</text:p>
      <text:p text:style-name="P2">Combat contre le rival sur le pont</text:p>
      <text:p text:style-name="P2">Route 3 : Dresseurs et hautes herbes aussi</text:p>
      <text:p text:style-name="P2">Arrivée a Croixi : Arene fermée, champion dans une affaire a Atlancia</text:p>
      <text:p text:style-name="P2">Route 6 bloquée : Gens étranges interdisant de passer</text:p>
      <text:p text:style-name="P2">(Route 19 et foret accessible, mais routes 20 et 21 bloquées. Possible d'xp.</text:p>
      <text:p text:style-name="P2">Solar : Combat contre champion -&gt; <text:span text:style-name="T3">Trophée de Solar</text:span> (Type Feu – Fée) <text:span text:style-name="T3">non obligatoire.</text:span></text:p>
      <text:p text:style-name="P2">Atlancia : Retrouve police a l'entrée. </text:p>
      <text:p text:style-name="P2">Combat contre eux -&gt; En fait team Mystare</text:p>
      <text:p text:style-name="P2"><text:soft-page-break/>Atl<text:span text:style-name="T5">a</text:span>ncia envahie team Mystare -&gt; Prise siège Regi S.A.R.L</text:p>
      <text:p text:style-name="P2">Beaucoup d'employés en fait <text:span text:style-name="T3">T</text:span>eam Mystare</text:p>
      <text:p text:style-name="P2">Retrouve champion, combat contre admin troupes team mystare</text:p>
      <text:p text:style-name="P2">Retourner a Croixi : Combat contre champion -&gt; <text:span text:style-name="T3">Trophée de Croixi</text:span></text:p>
      <text:p text:style-name="P2">Route 6 : Combat Sbires Mystare pour passer</text:p>
      <text:p text:style-name="P2">Grotte Electrac : Team Mystare ramasse discretement des pierres</text:p>
      <text:p text:style-name="P2">Combat contre des sbires, rien de plus</text:p>
      <text:p text:style-name="P2">Minéralia : Visite de la mine pour retrouver le champion</text:p>
      <text:p text:style-name="P2">Combat contre le rival dans la mine</text:p>
      <text:p text:style-name="P2">Combat contre le champion -&gt; <text:span text:style-name="T5">Trophée de Mineralia </text:span>(Type Acier-Roche-Sol)</text:p>
      <text:p text:style-name="P2">Mont river : Traversée difficile (Dresseurs, utilisation de surf)</text:p>
      <text:p text:style-name="P2">Combat contre le Rival dans le mont, <text:span text:style-name="T3">il vous dit de le rejoindre à Posur.</text:span></text:p>
      <text:p text:style-name="P2">Astra : Apprentissage de la legende du pokemon bug</text:p>
      <text:p text:style-name="P2">Route vers posur barée pour cause d'éboulement</text:p>
      <text:p text:style-name="P2">Insectice : Présentation du Safari des Mods</text:p>
      <text:p text:style-name="P2">Combat contre champion -&gt; <text:span text:style-name="T5">Trophée d'Insectice</text:span>(Type Insecte)</text:p>
      <text:p text:style-name="P2">Norie : Combat contre champion -&gt; Fuite du champion dans la foret Spectrale après vaincu</text:p>
      <text:p text:style-name="P2">Foret Spectrale : Team Mystare infilitrée -&gt; Combats multiples</text:p>
      <text:p text:style-name="P2">Champion de Norie devant une maison -&gt; Se révèle être l'admin scientifique -&gt; Se fait vaincre une deuxième fois -&gt; Révèle intentions team Mystare, de voler le porygon et capturer bug -&gt; Donne <text:span text:style-name="T3">un trophée </text:span>et s'enfuit. </text:p>
      <text:p text:style-name="P2">Vieux monsieur de la maison offre porygon.</text:p>
      <text:p text:style-name="P2">Direction Aquarella -&gt; Chercher champion dans le chenal proche</text:p>
      <text:p text:style-name="P2">Combat Champion -&gt; <text:span text:style-name="T3">Trophée d'Aquarella</text:span> (Type Eau), <text:span text:style-name="T3">non obligatoire</text:span></text:p>
      <text:p text:style-name="P2">Repos a Posur -&gt; Combat contre Rival</text:p>
      <text:p text:style-name="P2">Mont Regimys Frontière : Combats Team Mystare -&gt; Découverte passage secret vers la fin.</text:p>
      <text:p text:style-name="P2">Entrée passage secret -&gt; QG team Mystare. Infiltration du QG</text:p>
      <text:p text:style-name="P2">Combat contres admins une deuxième fois</text:p>
      <text:p text:style-name="P2">Arrivée au boss -&gt; Combat contre le boss.</text:p>
      <text:p text:style-name="P2">Trop tard -&gt; MissingNo crée. Combat contre MissingNo (Peut etre capturé)</text:p>
      <text:p text:style-name="P2">A la fin -&gt; QG explose, deuxième combat contre Boss (<text:span text:style-name="T3">OPMon</text:span>s pouvant être soignés entre temps, et PC pouvant etre accedé aussi)</text:p>
      <text:p text:style-name="P2">Retour mont Regimys Frontière, sortie.</text:p>
      <text:p text:style-name="P2">Arrivée a Port Draconite.</text:p>
      <text:p text:style-name="P2"><text:soft-page-break/>Combat contre champion d<text:span text:style-name="T3">e l'épreuve</text:span> -&gt; <text:span text:style-name="T3">Trophée du Port Draconite</text:span> (Type Dragon)</text:p>
      <text:p text:style-name="P2">Arrivée a Romana -&gt; Combat contre rival.</text:p>
      <text:p text:style-name="P2">Route Victoire -&gt; Difficile</text:p>
      <text:p text:style-name="P2">Juste avant la ligue -&gt; Ultime combat contre le rival</text:p>
      <text:p text:style-name="P3">Il vous faut 4 trophées pour debloquer la porte</text:p>
      <text:p text:style-name="P2">Ligue pokémon :</text:p>
      <text:list xml:id="list1289798336" text:style-name="L1">
        <text:list-item>
          <text:list>
            <text:list-item>
              <text:p text:style-name="P4">Conseil 4 n°1 : Plante</text:p>
            </text:list-item>
            <text:list-item>
              <text:p text:style-name="P4">Conseil 4 n°2 : Poison</text:p>
            </text:list-item>
            <text:list-item>
              <text:p text:style-name="P4">Conseil 4 n°3 : Psy</text:p>
            </text:list-item>
            <text:list-item>
              <text:p text:style-name="P4">Conseil 4 n°4 : Glace</text:p>
            </text:list-item>
            <text:list-item>
              <text:p text:style-name="P4">Maître : Tous types -<text:span text:style-name="T1">) Le Maitre donne personnelement la pierre Lapis au PP</text:span></text:p>
            </text:list-item>
          </text:list>
        </text:list-item>
      </text:list>
      <text:p text:style-name="P2">______________________________________________ Ligue battue</text:p>
      <text:p text:style-name="P2">Post Ligue :</text:p>
      <text:p text:style-name="P2">Annonce du bateau dispo<text:span text:style-name="T3">ni</text:span>ble a Atl<text:span text:style-name="T3">a</text:span>ncia pour l'île <text:span text:style-name="T4">de la nuit</text:span>, de la possibilité de se rendre a Anséstral, <text:span text:style-name="T1">o</text:span>u se trouve dans une cage garder par un viel homme, l'<text:span text:style-name="T5">OPMon</text:span> legendaire Prestazuli, il faut donner la pierre Lapis au viel homme pour qu'il confit Prestazuli au PP.</text:p>
      <text:p text:style-name="P2">A Atlancia, rencontre avec Jlppc, annoncant que si le PP veut le combattre, il sera a Suneil*.</text:p>
      <text:p text:style-name="P2">*Suneil était avant bloqué par d<text:span text:style-name="T3">e</text:span>s rochers, mais un débrit de l'explosion du QG les a debloqués </text:p>
      <text:p text:style-name="P2">A l'île <text:span text:style-name="T4">de la nuit</text:span>, <text:span text:style-name="T4">il est possible de capturer Clair de Lune,ainsi qu'un OpMon caché</text:span>. Il est impossible de se soigner au centre <text:span text:style-name="T5">OPMon</text:span>, car il est impossible de retourner en arrière (Comme la ligue).</text:p>
      <text:p text:style-name="P2">Il sera possible de recombattre MissingNo aux ruines du QG de la team Mystare si il n'a pas été captur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M32S</meta:editing-duration>
    <meta:editing-cycles>19</meta:editing-cycles>
    <meta:generator>LibreOffice/5.3.1.2$Linux_X86_64 LibreOffice_project/30m0$Build-2</meta:generator>
    <dc:date>2017-10-13T17:59:47.620844748</dc:date>
    <meta:document-statistic meta:table-count="0" meta:image-count="0" meta:object-count="0" meta:page-count="3" meta:paragraph-count="75" meta:word-count="853" meta:character-count="4967" meta:non-whitespace-character-count="4188"/>
    <meta:user-defined meta:name="Info 1"/>
    <meta:user-defined meta:name="Info 2"/>
    <meta:user-defined meta:name="Info 3"/>
    <meta:user-defined meta:name="Info 4"/>
  </office:meta>
</office:document-meta>
</file>